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4f3" officeooo:paragraph-rsid="001784f3"/>
    </style:style>
    <style:style style:name="P2" style:family="paragraph" style:parent-style-name="Standard">
      <style:text-properties officeooo:rsid="001ccd33" officeooo:paragraph-rsid="001ccd33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ccd33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1e8fee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ccd33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cd3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ubscribers</text:span><text:span text:style-name="T2"><text:tab/></text:span><text:span text:style-name="T4">=&gt;</text:span><text:span text:style-name="T2"><text:tab/></text:span><text:span text:style-name="T3">1-1</text:span><text:tab/><text:tab/><text:span text:style-name="T7">Origins</text:span>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6:19:38.518000000</meta:creation-date>
    <dc:date>2023-02-03T16:27:23.709000000</dc:date>
    <meta:editing-duration>PT7M44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" meta:word-count="4" meta:character-count="27" meta:non-whitespace-character-count="23"/>
  </office:meta>
</office:document-meta>
</file>